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Builder.buildSelectionList( Element widgetElement , AbstractDatatypeWidgetDefinition definition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DatatypeWidgetDefinitionBuilder.setupDefinition( Element widgetElement , AbstractDatatypeWidgetDefinition definition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upDefinition( Element widgetElement , AbstractDatatypeWidgetDefinition definition , WidgetDefinitionBuilderContext context , boolean isArray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